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
      <style:table-properties style:width="3.0292in" style:page-number="auto" fo:break-before="auto" fo:break-after="auto" table:align="left" fo:keep-with-next="auto"/>
    </style:style>
    <style:style style:name="Table1.A" style:family="table-column">
      <style:table-column-properties style:column-width="0.7097in"/>
    </style:style>
    <style:style style:name="Table1.B" style:family="table-column">
      <style:table-column-properties style:column-width="0.4924in"/>
    </style:style>
    <style:style style:name="Table1.C" style:family="table-column">
      <style:table-column-properties style:column-width="1.8271in"/>
    </style:style>
    <style:style style:name="Table1.A1" style:family="table-cell">
      <style:table-cell-properties style:vertical-align="middle" fo:padding="0in" fo:border="none"/>
    </style:style>
    <style:style style:name="P1" style:family="paragraph" style:parent-style-name="Heading_20_2">
      <style:text-properties fo:font-variant="normal" fo:text-transform="none" fo:color="#1f1f1f" loext:opacity="100%" style:font-name="Google Sans" fo:font-size="12pt" fo:font-style="normal" fo:font-weight="bold"/>
    </style:style>
    <style:style style:name="P2" style:family="paragraph" style:parent-style-name="Table_20_Contents">
      <style:paragraph-properties fo:margin-left="0in" fo:margin-right="0in" fo:margin-top="0in" fo:margin-bottom="0in" style:contextual-spacing="false" style:line-height-at-least="0.2083in" fo:orphans="2" fo:widows="2" fo:keep-with-next="auto"/>
      <style:text-properties fo:font-variant="normal" fo:text-transform="none" fo:color="#1f1f1f" loext:opacity="100%" style:font-name="Google Sans" fo:font-size="10.5pt" fo:font-style="normal" fo:font-weight="normal"/>
    </style:style>
    <style:style style:name="P3" style:family="paragraph" style:parent-style-name="Table_20_Contents">
      <style:paragraph-properties fo:margin-left="0in" fo:margin-right="0in" fo:margin-top="0in" fo:margin-bottom="0in" style:contextual-spacing="false" style:line-height-at-least="0.2083in" fo:orphans="2" fo:widows="2" fo:text-indent="0in" style:auto-text-indent="false" fo:keep-with-next="auto"/>
      <style:text-properties fo:font-variant="normal" fo:text-transform="none" fo:color="#1f1f1f" loext:opacity="100%" style:font-name="Google Sans" fo:font-size="10.5pt" fo:font-style="normal" fo:font-weight="normal"/>
    </style:style>
    <style:style style:name="P4" style:family="paragraph" style:parent-style-name="Table_20_Heading">
      <style:paragraph-properties fo:margin-left="0in" fo:margin-right="0in" fo:margin-top="0in" fo:margin-bottom="0in" style:contextual-spacing="false" style:line-height-at-least="0.25in" fo:orphans="2" fo:widows="2" fo:text-indent="0in" style:auto-text-indent="false" fo:keep-with-next="auto"/>
      <style:text-properties fo:font-variant="normal" fo:text-transform="none" fo:color="#1f1f1f" loext:opacity="100%" style:font-name="Google Sans" fo:font-size="12pt" fo:font-style="normal" fo:font-weight="bold"/>
    </style:style>
    <style:style style:name="P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7"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8"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9"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0"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1"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2"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3"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4"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5"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6"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7"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8"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29"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0"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1"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2"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4"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5"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6"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7"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8"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9"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0"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1"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2"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3"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4"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5"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6"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7"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8"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49"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0"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1"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2"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3"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4"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5"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6"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7"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8"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9" style:family="paragraph" style:parent-style-name="Text_20_body" style:list-style-name="L1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0" style:family="paragraph" style:parent-style-name="Text_20_body" style:list-style-name="L1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1" style:family="paragraph" style:parent-style-name="Text_20_body" style:list-style-name="L1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2" style:family="paragraph" style:parent-style-name="Text_20_body" style:list-style-name="L1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3" style:family="paragraph" style:parent-style-name="Text_20_body" style:list-style-name="L1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4" style:family="paragraph" style:parent-style-name="Text_20_body" style:list-style-name="L1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5" style:family="paragraph" style:parent-style-name="Text_20_body" style:list-style-name="L1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67"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68"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69"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70"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71"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72"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T1" style:family="text">
      <style:text-properties loext:padding="0in" loext:border="none"/>
    </style:style>
    <style:style style:name="T2" style:family="text">
      <style:text-properties fo:font-variant="normal" fo:text-transform="none" fo:color="#1f1f1f" loext:opacity="100%" style:font-name="Google Sans" fo:font-size="12pt" fo:font-style="normal" fo:font-weight="bold" loext:padding="0in" loext:border="none"/>
    </style:style>
    <style:style style:name="T3" style:family="text">
      <style:text-properties fo:font-variant="normal" fo:text-transform="none" fo:color="#1f1f1f" loext:opacity="100%" style:font-name="Google Sans" fo:font-size="12pt" fo:font-style="normal" fo:font-weight="normal"/>
    </style:style>
    <style:style style:name="T4" style:family="text">
      <style:text-properties fo:font-variant="normal" fo:text-transform="none" fo:color="#1f1f1f" loext:opacity="100%" style:font-name="Google Sans" fo:font-size="12pt" fo:font-style="normal" fo:font-weight="normal"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assword Policy for [Your Software Company Name]</text:h>
      <text:p text:style-name="P5"><text:span text:style-name="Strong_20_Emphasis"><text:span text:style-name="T2">1. Introduction</text:span></text:span></text:p>
      <text:p text:style-name="P28">This document outlines the password policy for [Your Software Company Name] in accordance with the requirements of ISO 27001 for Information Security Management Systems (ISMS). This policy aims to ensure the confidentiality, integrity, and availability of company data and resources by promoting strong password practices among all employees.</text:p>
      <text:p text:style-name="P5"><text:span text:style-name="Strong_20_Emphasis"><text:span text:style-name="T2">2. Purpose</text:span></text:span></text:p>
      <text:p text:style-name="P28">The purpose of this policy is to:</text:p>
      <text:list text:style-name="L14">
        <text:list-item>
          <text:p text:style-name="P39">Establish minimum requirements for creating and managing strong passwords. </text:p>
        </text:list-item>
        <text:list-item>
          <text:p text:style-name="P39">Reduce the risk of unauthorized access to company systems and data. </text:p>
        </text:list-item>
        <text:list-item>
          <text:p text:style-name="P39">Promote employee awareness of password security best practices. </text:p>
        </text:list-item>
      </text:list>
      <text:p text:style-name="P5"><text:span text:style-name="Strong_20_Emphasis"><text:span text:style-name="T2">3. Scope</text:span></text:span></text:p>
      <text:p text:style-name="P28">This policy applies to all employees, contractors, and any other individuals with authorized access to [Your Software Company Name] systems and resources, including internal applications, cloud platforms, and administrative tools.</text:p>
      <text:p text:style-name="P5"><text:span text:style-name="Strong_20_Emphasis"><text:span text:style-name="T2">4. Policy</text:span></text:span></text:p>
      <text:list text:style-name="L15">
        <text:list-item>
          <text:p text:style-name="P21"><text:span text:style-name="Strong_20_Emphasis"><text:span text:style-name="T2">Password Requirements:</text:span></text:span><text:span text:style-name="T3"> </text:span></text:p>
          <text:list>
            <text:list-item>
              <text:p text:style-name="P21"><text:span text:style-name="T3">Minimum length: </text:span><text:span text:style-name="Strong_20_Emphasis"><text:span text:style-name="T2">[8 characters]</text:span></text:span><text:span text:style-name="T3"> (recommended) </text:span></text:p>
            </text:list-item>
            <text:list-item>
              <text:p text:style-name="P42">Complexity: Passwords must include a combination of uppercase and lowercase letters, numbers, and symbols. </text:p>
            </text:list-item>
            <text:list-item>
              <text:p text:style-name="P42">Dictionary words: Common dictionary words and personal information (names, birthdays) are prohibited. </text:p>
            </text:list-item>
            <text:list-item>
              <text:p text:style-name="P42">Reuse: Passwords cannot be reused within the past [Number] password resets. </text:p>
            </text:list-item>
          </text:list>
        </text:list-item>
        <text:list-item>
          <text:p text:style-name="P21"><text:span text:style-name="Strong_20_Emphasis"><text:span text:style-name="T2">Password Management:</text:span></text:span><text:span text:style-name="T3"> </text:span></text:p>
          <text:list>
            <text:list-item>
              <text:p text:style-name="P42">Sharing: Sharing passwords with anyone is strictly prohibited. </text:p>
            </text:list-item>
            <text:list-item>
              <text:p text:style-name="P42">Storage: Passwords should not be written down or stored electronically in an unencrypted format. Consider using a password manager. </text:p>
            </text:list-item>
            <text:list-item>
              <text:p text:style-name="P42">Phishing: Employees should be cautious of phishing attempts and never disclose passwords in response to unsolicited emails or calls. </text:p>
            </text:list-item>
          </text:list>
        </text:list-item>
        <text:list-item>
          <text:p text:style-name="P21"><text:soft-page-break/><text:span text:style-name="Strong_20_Emphasis"><text:span text:style-name="T2">Password Reset:</text:span></text:span><text:span text:style-name="T3"> </text:span></text:p>
          <text:list>
            <text:list-item>
              <text:p text:style-name="P42">Frequency: Passwords must be changed at least every [Number] months (recommended). </text:p>
            </text:list-item>
            <text:list-item>
              <text:p text:style-name="P42">Self-service reset: A self-service password reset mechanism will be available for forgotten passwords. </text:p>
            </text:list-item>
            <text:list-item>
              <text:p text:style-name="P42">Account lockout: After a certain number of failed login attempts, accounts will be locked to prevent brute-force attacks. </text:p>
            </text:list-item>
          </text:list>
        </text:list-item>
      </text:list>
      <text:p text:style-name="P5"><text:span text:style-name="Strong_20_Emphasis"><text:span text:style-name="T2">5. Responsibilities</text:span></text:span></text:p>
      <text:list text:style-name="L16">
        <text:list-item>
          <text:p text:style-name="P25"><text:span text:style-name="Strong_20_Emphasis"><text:span text:style-name="T2">Management:</text:span></text:span><text:span text:style-name="T3"> </text:span></text:p>
          <text:list>
            <text:list-item>
              <text:p text:style-name="P51">Review and update this policy periodically. </text:p>
            </text:list-item>
            <text:list-item>
              <text:p text:style-name="P51">Communicate the policy to all employees and contractors. </text:p>
            </text:list-item>
            <text:list-item>
              <text:p text:style-name="P51">Provide training on password security best practices. </text:p>
            </text:list-item>
          </text:list>
        </text:list-item>
        <text:list-item>
          <text:p text:style-name="P25"><text:span text:style-name="Strong_20_Emphasis"><text:span text:style-name="T2">Employees:</text:span></text:span><text:span text:style-name="T3"> </text:span></text:p>
          <text:list>
            <text:list-item>
              <text:p text:style-name="P51">Create and maintain strong passwords in accordance with this policy. </text:p>
            </text:list-item>
            <text:list-item>
              <text:p text:style-name="P51">Report any suspected password compromises immediately. </text:p>
            </text:list-item>
            <text:list-item>
              <text:p text:style-name="P51">Avoid using the same password for personal and work accounts. </text:p>
            </text:list-item>
          </text:list>
        </text:list-item>
        <text:list-item>
          <text:p text:style-name="P25"><text:span text:style-name="Strong_20_Emphasis"><text:span text:style-name="T2">IT Department:</text:span></text:span><text:span text:style-name="T3"> </text:span></text:p>
          <text:list>
            <text:list-item>
              <text:p text:style-name="P51">Implement technical controls to enforce password complexity requirements and lockout policies. </text:p>
            </text:list-item>
            <text:list-item>
              <text:p text:style-name="P51">Monitor password security practices and identify potential vulnerabilities. </text:p>
            </text:list-item>
          </text:list>
        </text:list-item>
      </text:list>
      <text:p text:style-name="P5"><text:span text:style-name="Strong_20_Emphasis"><text:span text:style-name="T2">6. Enforcement</text:span></text:span></text:p>
      <text:p text:style-name="P28">Non-compliance with this policy may result in disciplinary action, up to and including account suspension or termination.</text:p>
      <text:p text:style-name="P5"><text:span text:style-name="Strong_20_Emphasis"><text:span text:style-name="T2">7. Guidelines</text:span></text:span></text:p>
      <text:list text:style-name="L17">
        <text:list-item>
          <text:p text:style-name="P59">Employees are encouraged to use a password manager to generate and store strong, unique passwords for all their accounts. </text:p>
        </text:list-item>
        <text:list-item>
          <text:p text:style-name="P59">Multi-factor authentication (MFA) should be enabled whenever possible to add an extra layer of security. </text:p>
        </text:list-item>
        <text:list-item>
          <text:p text:style-name="P59">Employees should be vigilant about suspicious activity and report any concerns about potential password compromises to the IT department immediately. </text:p>
        </text:list-item>
      </text:list>
      <text:p text:style-name="P5"><text:span text:style-name="Strong_20_Emphasis"><text:span text:style-name="T2">8. Review</text:span></text:span></text:p>
      <text:p text:style-name="P28"><text:soft-page-break/>This policy will be reviewed and updated periodically to reflect best practices and any changes in technology or regulatory requirements.</text:p>
      <text:p text:style-name="P5"><text:span text:style-name="Strong_20_Emphasis"><text:span text:style-name="T2">9. References</text:span></text:span></text:p>
      <text:list text:style-name="L18">
        <text:list-item>
          <text:p text:style-name="P62">ISO 27001:2022 - Information technology - Security techniques - Information security management systems - Requirements </text:p>
        </text:list-item>
      </text:list>
      <text:p text:style-name="P5"><text:span text:style-name="Strong_20_Emphasis"><text:span text:style-name="T2">10. Revision History</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4">Version</text:p>
          </table:table-cell>
          <table:table-cell table:style-name="Table1.A1" office:value-type="string">
            <text:p text:style-name="P4">Date</text:p>
          </table:table-cell>
          <table:table-cell table:style-name="Table1.A1" office:value-type="string">
            <text:p text:style-name="P4">Description</text:p>
          </table:table-cell>
        </table:table-row>
        <table:table-row>
          <table:table-cell table:style-name="Table1.A1" office:value-type="string">
            <text:p text:style-name="P3">1.0</text:p>
          </table:table-cell>
          <table:table-cell table:style-name="Table1.A1" office:value-type="string">
            <text:p text:style-name="P3">[Date]</text:p>
          </table:table-cell>
          <table:table-cell table:style-name="Table1.A1" office:value-type="string">
            <text:p text:style-name="P2">Initial document creation</text:p>
          </table:table-cell>
        </table:table-row>
      </table:table>
      <text:p text:style-name="P5"><text:span text:style-name="Strong_20_Emphasis"><text:span text:style-name="T2">Note:</text:span></text:span></text:p>
      <text:list text:style-name="L19">
        <text:list-item>
          <text:p text:style-name="P63">Replace the bracketed information with your company's specific requirements. </text:p>
        </text:list-item>
        <text:list-item>
          <text:p text:style-name="P63">This is a sample policy and can be customized to fit the specific needs of your software company. </text:p>
        </text:list-item>
        <text:list-item>
          <text:p text:style-name="P63">Consider consulting with IT security professionals for guidance on implementing and enforcing strong password practices. </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5:20:17.168250230</meta:creation-date>
    <dc:date>2024-07-09T15:21:26.103871603</dc:date>
    <meta:editing-duration>PT1M8S</meta:editing-duration>
    <meta:editing-cycles>4</meta:editing-cycles>
    <meta:generator>LibreOffice/24.2.4.2$Linux_X86_64 LibreOffice_project/420$Build-2</meta:generator>
    <meta:document-statistic meta:table-count="1" meta:image-count="0" meta:object-count="0" meta:page-count="3" meta:paragraph-count="57" meta:word-count="538" meta:character-count="3711" meta:non-whitespace-character-count="3230"/>
  </office:meta>
</office:document-meta>
</file>